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/>
    <dc:description/>
    <dc:subject>Uni IT Security Further Resources</dc:subject>
    <meta:keyword>security-fundamentals, it-security, hdm-stuttgart</meta:keyword>
    <dc:language>en</dc:language>
    <meta:initial-creator>Felix Pojtinger</meta:initial-creator>
    <dc:creator>Felix Pojtinger</dc:creator>
    <meta:creation-date>2022-06-24T16:50:57Z</meta:creation-date>
    <dc:date>2022-06-24T16:50:57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